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--------------------------------------------------------EJERCICIO 1--------------------------------------------------------*/</text:p>
      <text:p text:style-name="Standard">/*Ejercicio 1: Apartat A*/</text:p>
      <text:p text:style-name="Standard">create table actor (</text:p>
      <text:p text:style-name="Standard">act_id numeric(10) not null,</text:p>
      <text:p text:style-name="Standard">act_fname varchar2(30),</text:p>
      <text:p text:style-name="Standard">act_lname varchar2(30),</text:p>
      <text:p text:style-name="Standard">act_gender varchar2(1) not null,</text:p>
      <text:p text:style-name="Standard">constraint PK_ACTOR primary key (act_id),</text:p>
      <text:p text:style-name="Standard">constraint CK_ACT_GENDER check (act_gender='D' OR act_gender='H')</text:p>
      <text:p text:style-name="Standard">);</text:p>
      <text:p text:style-name="Standard"/>
      <text:p text:style-name="Standard">create table director (</text:p>
      <text:p text:style-name="Standard">dir_id numeric(10) not null,</text:p>
      <text:p text:style-name="Standard">dir_fname varchar2(20),</text:p>
      <text:p text:style-name="Standard">dir_lname varchar2(20),</text:p>
      <text:p text:style-name="Standard">constraint PK_DIR_ID primary key (dir_id)</text:p>
      <text:p text:style-name="Standard">);</text:p>
      <text:p text:style-name="Standard"/>
      <text:p text:style-name="Standard">create table movie (</text:p>
      <text:p text:style-name="Standard">mov_id numeric(10) not null,</text:p>
      <text:p text:style-name="Standard"><text:soft-page-break/>mov_title varchar2(60) not null,</text:p>
      <text:p text:style-name="Standard">mov_year numeric(10),</text:p>
      <text:p text:style-name="Standard">mov_time numeric(10) not null,</text:p>
      <text:p text:style-name="Standard">mov_lang varchar2(20) not null,</text:p>
      <text:p text:style-name="Standard">mov_dt_rel Date not null,</text:p>
      <text:p text:style-name="Standard">mov_rel_country varchar2(10) not null,</text:p>
      <text:p text:style-name="Standard">constraint PK_MOV_ID primary key (mov_id),</text:p>
      <text:p text:style-name="Standard">constraint CK_MOV_LANG check (mov_lang=upper(mov_lang)),</text:p>
      <text:p text:style-name="Standard">constraint CK_MOV_REL_COUNTRY check (mov_rel_country=upper(mov_rel_country))</text:p>
      <text:p text:style-name="Standard">);</text:p>
      <text:p text:style-name="Standard"/>
      <text:p text:style-name="Standard">/*Ejercicio 1: Apartat B*/</text:p>
      <text:p text:style-name="Standard">alter table movie</text:p>
      <text:p text:style-name="Standard">modify mov_time numeric(4)</text:p>
      <text:p text:style-name="Standard">modify mov_lang varchar2(40);</text:p>
      <text:p text:style-name="Standard"/>
      <text:p text:style-name="Standard">alter table director</text:p>
      <text:p text:style-name="Standard">modify dir_fname varchar2(35)</text:p>
      <text:p text:style-name="Standard">add constraint CK_DIR_FNAME check (dir_fname=initcap(dir_fname));</text:p>
      <text:p text:style-name="Standard"/>
      <text:p text:style-name="Standard"/>
      <text:p text:style-name="Standard"><text:soft-page-break/>/*Ejercicio 1: Apartat C*/</text:p>
      <text:p text:style-name="Standard">insert into director values ('201','Alfred','Hitchcock');</text:p>
      <text:p text:style-name="Standard">insert into director values ('202','Jack','Clayton');</text:p>
      <text:p text:style-name="Standard">insert into director values ('203','David','Lean');</text:p>
      <text:p text:style-name="Standard">Select * from director;</text:p>
      <text:p text:style-name="Standard"/>
      <text:p text:style-name="Standard">insert into actor values ('101', 'James', 'Stewart', 'H');</text:p>
      <text:p text:style-name="Standard">insert into actor values ('102', 'Deborah', 'Kerr', 'D');</text:p>
      <text:p text:style-name="Standard">insert into actor values ('103', 'Peter', 'OToole', 'H');</text:p>
      <text:p text:style-name="Standard">insert into actor values ('104', 'Robert', 'De Niro', 'H');</text:p>
      <text:p text:style-name="Standard">insert into actor values ('105', 'F. Murry', 'Abraham', 'H');</text:p>
      <text:p text:style-name="Standard">select * from actor;</text:p>
      <text:p text:style-name="Standard"/>
      <text:p text:style-name="Standard">/*Ejercicio 1: Apartat D*/</text:p>
      <text:p text:style-name="Standard">create sequence seq_movie</text:p>
      <text:p text:style-name="Standard">increment by 10</text:p>
      <text:p text:style-name="Standard">start with 600</text:p>
      <text:p text:style-name="Standard">minvalue 600</text:p>
      <text:p text:style-name="Standard">maxvalue 99999</text:p>
      <text:p text:style-name="Standard">cycle;</text:p>
      <text:p text:style-name="Standard"/>
      <text:p text:style-name="Standard"><text:soft-page-break/>/*Ejercicio 1: Apartat E*/</text:p>
      <text:p text:style-name="Standard">insert into movie values(seq_movie.NextVal, 'Vertigo', '1958', '128', 'ENGLISH', '24/08/1958', 'UK');</text:p>
      <text:p text:style-name="Standard">insert into movie values(seq_movie.NextVal, 'The Innocents', '1961', '100', 'ENGLISH', '19/02/1968', 'SW');</text:p>
      <text:p text:style-name="Standard">insert into movie values(seq_movie.NextVal, 'Lawrence of Arabia', '1962', '216', 'ENGLISH', '11/12/1962', 'UK');</text:p>
      <text:p text:style-name="Standard">insert into movie values(seq_movie.NextVal, 'The Deer Hunter', '1978', '183', 'ENGLISH', '08/02/1979', 'UK');</text:p>
      <text:p text:style-name="Standard">insert into movie values(seq_movie.NextVal, 'Amadeus', '1984', '160', 'ENGLISH', '07/01/1985', 'UK');</text:p>
      <text:p text:style-name="Standard"/>
      <text:p text:style-name="Standard"/>
      <text:p text:style-name="Standard">/*--------------------------------------------------------EJERCICIO 2--------------------------------------------------------*/</text:p>
      <text:p text:style-name="Standard">/*Ejercicio 2: Apartat A*/</text:p>
      <text:p text:style-name="Standard">create table movie_direction (</text:p>
      <text:p text:style-name="Standard">dir_id numeric(10),</text:p>
      <text:p text:style-name="Standard">mov_id numeric(5),</text:p>
      <text:p text:style-name="Standard">constraint FK_DIR_ID foreign key (dir_id) references director(dir_id),</text:p>
      <text:p text:style-name="Standard">constraint FK_MOV_ID_DIRECT foreign key (mov_id) references movie(mov_id)</text:p>
      <text:p text:style-name="Standard">);</text:p>
      <text:p text:style-name="Standard"/>
      <text:p text:style-name="Standard">--El error de la siguiente tabla es que el tipo de campo no coinciden entre (movie_cast.act_id)</text:p>
      <text:p text:style-name="Standard">--con (actor.act_id), tendriamos que ponerlo como tipo numeric(10)</text:p>
      <text:p text:style-name="Standard">create table movie_cast (</text:p>
      <text:p text:style-name="Standard">act_id numeric(10),</text:p>
      <text:p text:style-name="Standard"><text:soft-page-break/>mov_id numeric(5),</text:p>
      <text:p text:style-name="Standard">role varchar2(30) not null,</text:p>
      <text:p text:style-name="Standard">constraint FK_ACT_ID foreign key (act_id) references actor(act_id),</text:p>
      <text:p text:style-name="Standard">constraint FK_MOV_ID_CAST foreign key (mov_id) references movie(mov_id),</text:p>
      <text:p text:style-name="Standard">constraint CK_ROLE check (role=lower(role))</text:p>
      <text:p text:style-name="Standard">);</text:p>
      <text:p text:style-name="Standard"/>
      <text:p text:style-name="Standard">/*Ejercicio 2: Apartat B y C*/</text:p>
      <text:p text:style-name="Standard">--Error: No deja insertar el dir_id 204 porque no esta creado.</text:p>
      <text:p text:style-name="Standard">--Solucion: no insertar la fila</text:p>
      <text:p text:style-name="Standard">insert into movie_direction values ('201', '610');</text:p>
      <text:p text:style-name="Standard">insert into movie_direction values ('202', '620');</text:p>
      <text:p text:style-name="Standard">insert into movie_direction values ('203', '630');</text:p>
      <text:p text:style-name="Standard"/>
      <text:p text:style-name="Standard">--Error: No deja insertar campo role porque el comienzo de cada palabra esta en mayúsculas</text:p>
      <text:p text:style-name="Standard">--Solucion: Cambiar las mayúsculas por minusculas</text:p>
      <text:p text:style-name="Standard">insert into movie_cast values ('101', '610', 'john scottie ferguson');</text:p>
      <text:p text:style-name="Standard">insert into movie_cast values ('102', '620', 'miss giddens');</text:p>
      <text:p text:style-name="Standard">insert into movie_cast values ('103', '630', 't.e. lawrence');</text:p>
      <text:p text:style-name="Standard"/>
      <text:p text:style-name="Standard">/*Ejercicio 2: Apartat D*/</text:p>
      <text:p text:style-name="Standard"><text:soft-page-break/>commit;</text:p>
      <text:p text:style-name="Standard"/>
      <text:p text:style-name="Standard">/*--------------------------------------------------------EJERCICIO 3--------------------------------------------------------*/</text:p>
      <text:p text:style-name="Standard">/*Ejercicio 3: Apartat A*/</text:p>
      <text:p text:style-name="Standard"/>
      <text:p text:style-name="Standard"/>
      <text:p text:style-name="Standard">/*Ejercicio 3: Apartat A*/</text:p>
      <text:p text:style-name="Standard"/>
      <text:p text:style-name="Standard"/>
      <text:p text:style-name="Standard">/*--------------------------------------------------------EJERCICIO 4--------------------------------------------------------*/</text:p>
      <text:p text:style-name="Standard">/*Ejercicio 4: Apartat A*/</text:p>
      <text:p text:style-name="Standard"/>
      <text:p text:style-name="Standard"/>
      <text:p text:style-name="Standard">/*Ejercicio 4: Apartat B*/</text:p>
      <text:p text:style-name="Standard"/>
      <text:p text:style-name="Standard"/>
      <text:p text:style-name="Standard">/*Ejercicio 4: Apartat C*/</text:p>
      <text:p text:style-name="Standard"/>
      <text:p text:style-name="Standard"/>
      <text:p text:style-name="Standard">/*Ejercicio 4: Apartat D*/</text:p>
      <text:p text:style-name="Standard"/>
      <text:p text:style-name="Standard"><text:soft-page-break/></text:p>
      <text:p text:style-name="Standard">/*Ejercicio 4: Apartat E*/</text:p>
      <text:p text:style-name="Standard"/>
      <text:p text:style-name="Standard">/*--------------------------------------------------------EJERCICIO 5--------------------------------------------------------*/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0" meta:word-count="491" meta:character-count="4330" meta:non-whitespace-character-count="3955"/>
    <meta:generator>LibreOfficeDev/6.0.5.2$Linux_X86_64 LibreOffice_project/</meta:generator>
  </office:meta>
</office:document-meta>
</file>